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10000006505468BDF7.jpg" manifest:media-type="image/jpeg"/>
  <manifest:file-entry manifest:full-path="Pictures/10000000000004420000037112FF9EC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5cm" fo:margin-left="0cm" table:align="left"/>
    </style:style>
    <style:style style:name="Table2.A" style:family="table-column">
      <style:table-column-properties style:column-width="3.81cm"/>
    </style:style>
    <style:style style:name="Table2.B" style:family="table-column">
      <style:table-column-properties style:column-width="13.78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3.81cm"/>
    </style:style>
    <style:style style:name="Table3.B" style:family="table-column">
      <style:table-column-properties style:column-width="13.78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3.81cm"/>
    </style:style>
    <style:style style:name="Table4.B" style:family="table-column">
      <style:table-column-properties style:column-width="13.785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3.81cm"/>
    </style:style>
    <style:style style:name="Table5.B" style:family="table-column">
      <style:table-column-properties style:column-width="13.785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3.81cm"/>
    </style:style>
    <style:style style:name="Table6.B" style:family="table-column">
      <style:table-column-properties style:column-width="13.785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3.81cm"/>
    </style:style>
    <style:style style:name="Table7.B" style:family="table-column">
      <style:table-column-properties style:column-width="13.78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79955" officeooo:paragraph-rsid="00179955"/>
    </style:style>
    <style:style style:name="P2" style:family="paragraph" style:parent-style-name="Text_20_body">
      <style:text-properties officeooo:paragraph-rsid="00179955"/>
    </style:style>
    <style:style style:name="P3" style:family="paragraph" style:parent-style-name="Text_20_body">
      <style:text-properties officeooo:rsid="001864ed" officeooo:paragraph-rsid="001864ed"/>
    </style:style>
    <style:style style:name="P4" style:family="paragraph" style:parent-style-name="Text_20_body">
      <style:text-properties officeooo:paragraph-rsid="0018789c"/>
    </style:style>
    <style:style style:name="P5" style:family="paragraph" style:parent-style-name="Text_20_body">
      <style:text-properties officeooo:rsid="001f0111" officeooo:paragraph-rsid="001f0111"/>
    </style:style>
    <style:style style:name="P6" style:family="paragraph" style:parent-style-name="Text_20_body">
      <style:text-properties officeooo:rsid="0022711e" officeooo:paragraph-rsid="0022711e"/>
    </style:style>
    <style:style style:name="P7" style:family="paragraph" style:parent-style-name="Text_20_body">
      <style:text-properties style:font-name="Arial" officeooo:rsid="0022711e" officeooo:paragraph-rsid="0022711e"/>
    </style:style>
    <style:style style:name="P8" style:family="paragraph" style:parent-style-name="Text_20_body">
      <style:paragraph-properties fo:text-align="center" style:justify-single-word="false"/>
      <style:text-properties style:font-name="Arial" fo:font-size="16pt" officeooo:rsid="0022711e" officeooo:paragraph-rsid="0022711e" style:font-size-asian="16pt" style:font-size-complex="16pt"/>
    </style:style>
    <style:style style:name="P9" style:family="paragraph" style:parent-style-name="Text_20_body">
      <style:text-properties officeooo:paragraph-rsid="0022711e"/>
    </style:style>
    <style:style style:name="P10" style:family="paragraph" style:parent-style-name="Text_20_body">
      <style:text-properties fo:font-weight="bold" officeooo:rsid="00246ecb" officeooo:paragraph-rsid="00246ecb" style:font-weight-asian="bold" style:font-weight-complex="bold"/>
    </style:style>
    <style:style style:name="P11" style:family="paragraph" style:parent-style-name="Text_20_body">
      <style:text-properties fo:font-weight="bold" officeooo:rsid="00260c39" officeooo:paragraph-rsid="00260c39" style:font-weight-asian="bold" style:font-weight-complex="bold"/>
    </style:style>
    <style:style style:name="P12" style:family="paragraph" style:parent-style-name="Text_20_body">
      <style:text-properties fo:font-weight="bold" officeooo:rsid="002617eb" officeooo:paragraph-rsid="002617eb" style:font-weight-asian="bold" style:font-weight-complex="bold"/>
    </style:style>
    <style:style style:name="P13" style:family="paragraph" style:parent-style-name="Text_20_body">
      <style:text-properties fo:font-weight="bold" officeooo:rsid="002a3e8f" officeooo:paragraph-rsid="002a3e8f" style:font-weight-asian="bold" style:font-weight-complex="bold"/>
    </style:style>
    <style:style style:name="P14" style:family="paragraph" style:parent-style-name="Text_20_body">
      <style:text-properties fo:font-weight="bold" officeooo:rsid="002bac87" officeooo:paragraph-rsid="002bac87" style:font-weight-asian="bold" style:font-weight-complex="bold"/>
    </style:style>
    <style:style style:name="P15" style:family="paragraph" style:parent-style-name="Text_20_body">
      <style:text-properties fo:font-weight="normal" officeooo:rsid="002a3e8f" officeooo:paragraph-rsid="002a3e8f" style:font-weight-asian="normal" style:font-weight-complex="normal"/>
    </style:style>
    <style:style style:name="P16" style:family="paragraph" style:parent-style-name="Text_20_body">
      <style:text-properties fo:font-weight="normal" officeooo:rsid="002a3e8f" officeooo:paragraph-rsid="002bf777" style:font-weight-asian="normal" style:font-weight-complex="normal"/>
    </style:style>
    <style:style style:name="P17" style:family="paragraph" style:parent-style-name="Text_20_body">
      <style:text-properties fo:font-weight="normal" officeooo:rsid="002bac87" officeooo:paragraph-rsid="002bac87" style:font-weight-asian="normal" style:font-weight-complex="normal"/>
    </style:style>
    <style:style style:name="P18" style:family="paragraph" style:parent-style-name="Table_20_Contents">
      <style:text-properties officeooo:rsid="0018789c" officeooo:paragraph-rsid="0018789c"/>
    </style:style>
    <style:style style:name="P19" style:family="paragraph" style:parent-style-name="Table_20_Contents">
      <style:text-properties officeooo:rsid="0018789c" officeooo:paragraph-rsid="001a788d"/>
    </style:style>
    <style:style style:name="P20" style:family="paragraph" style:parent-style-name="Table_20_Contents">
      <style:text-properties officeooo:rsid="0018789c" officeooo:paragraph-rsid="001e14b5"/>
    </style:style>
    <style:style style:name="P21" style:family="paragraph" style:parent-style-name="Table_20_Contents">
      <style:text-properties officeooo:rsid="00189836" officeooo:paragraph-rsid="00189836"/>
    </style:style>
    <style:style style:name="P22" style:family="paragraph" style:parent-style-name="Table_20_Contents">
      <style:text-properties officeooo:rsid="001a788d" officeooo:paragraph-rsid="001a788d"/>
    </style:style>
    <style:style style:name="P23" style:family="paragraph" style:parent-style-name="Table_20_Contents">
      <style:text-properties officeooo:rsid="001b59f5" officeooo:paragraph-rsid="001b59f5"/>
    </style:style>
    <style:style style:name="P24" style:family="paragraph" style:parent-style-name="Table_20_Contents">
      <style:text-properties officeooo:rsid="0020fc60" officeooo:paragraph-rsid="0020fc60"/>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17.59cm" style:type="right" style:leader-style="dotted" style:leader-text="."/>
        </style:tab-stops>
      </style:paragraph-properties>
    </style:style>
    <style:style style:name="P27" style:family="paragraph" style:parent-style-name="Contents_20_2">
      <style:paragraph-properties>
        <style:tab-stops>
          <style:tab-stop style:position="17.09cm" style:type="right" style:leader-style="dotted" style:leader-text="."/>
        </style:tab-stops>
      </style:paragraph-properties>
    </style:style>
    <style:style style:name="P28" style:family="paragraph" style:parent-style-name="Text_20_body" style:list-style-name="L1">
      <style:text-properties officeooo:rsid="00260c39" officeooo:paragraph-rsid="00260c39"/>
    </style:style>
    <style:style style:name="P29" style:family="paragraph" style:parent-style-name="Text_20_body" style:list-style-name="L1">
      <style:text-properties officeooo:rsid="00260c39" officeooo:paragraph-rsid="002617eb"/>
    </style:style>
    <style:style style:name="P30" style:family="paragraph" style:parent-style-name="Text_20_body" style:list-style-name="L2">
      <style:text-properties officeooo:rsid="00260c39" officeooo:paragraph-rsid="00260c39"/>
    </style:style>
    <style:style style:name="P31" style:family="paragraph" style:parent-style-name="Text_20_body" style:list-style-name="L2">
      <style:text-properties fo:font-weight="normal" officeooo:rsid="00260c39" officeooo:paragraph-rsid="00260c39" style:font-weight-asian="normal" style:font-weight-complex="normal"/>
    </style:style>
    <style:style style:name="P32" style:family="paragraph" style:parent-style-name="Text_20_body" style:list-style-name="L2">
      <style:text-properties fo:font-weight="normal" officeooo:rsid="002617eb" officeooo:paragraph-rsid="002617eb" style:font-weight-asian="normal" style:font-weight-complex="normal"/>
    </style:style>
    <style:style style:name="P33" style:family="paragraph" style:parent-style-name="Text_20_body">
      <style:text-properties officeooo:rsid="002a3e8f" officeooo:paragraph-rsid="002a3e8f"/>
    </style:style>
    <style:style style:name="P34" style:family="paragraph" style:parent-style-name="Text_20_body" style:list-style-name="">
      <style:text-properties officeooo:paragraph-rsid="00179955"/>
    </style:style>
    <style:style style:name="P35" style:family="paragraph" style:parent-style-name="Text_20_body">
      <style:text-properties officeooo:rsid="002dd7f8" officeooo:paragraph-rsid="002dd7f8"/>
    </style:style>
    <style:style style:name="P36" style:family="paragraph" style:parent-style-name="Text_20_body">
      <style:text-properties officeooo:rsid="00179955"/>
    </style:style>
    <style:style style:name="P37" style:family="paragraph" style:parent-style-name="Text_20_body">
      <style:text-properties officeooo:rsid="002f2cb5" officeooo:paragraph-rsid="002f2cb5"/>
    </style:style>
    <style:style style:name="P38" style:family="paragraph" style:parent-style-name="Heading_20_1">
      <style:text-properties officeooo:rsid="0022711e" officeooo:paragraph-rsid="0022711e"/>
    </style:style>
    <style:style style:name="P39" style:family="paragraph" style:parent-style-name="Heading_20_1" style:list-style-name="">
      <style:text-properties officeooo:paragraph-rsid="00179955"/>
    </style:style>
    <style:style style:name="P40" style:family="paragraph" style:parent-style-name="Heading_20_1">
      <style:text-properties officeooo:paragraph-rsid="00179955"/>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officeooo:rsid="0022711e" officeooo:paragraph-rsid="0022711e"/>
    </style:style>
    <style:style style:name="P43" style:family="paragraph" style:parent-style-name="Heading_20_2">
      <style:text-properties officeooo:paragraph-rsid="00179955"/>
    </style:style>
    <style:style style:name="P44" style:family="paragraph" style:parent-style-name="Heading_20_2">
      <style:text-properties officeooo:paragraph-rsid="0018789c"/>
    </style:style>
    <style:style style:name="P45" style:family="paragraph" style:parent-style-name="Heading_20_2">
      <style:text-properties officeooo:paragraph-rsid="001f0111"/>
    </style:style>
    <style:style style:name="P46" style:family="paragraph" style:parent-style-name="Table_20_Contents">
      <style:text-properties officeooo:rsid="001a788d" officeooo:paragraph-rsid="001a788d"/>
    </style:style>
    <style:style style:name="P47" style:family="paragraph" style:parent-style-name="Table_20_Contents">
      <style:text-properties officeooo:rsid="002dd7f8" officeooo:paragraph-rsid="002dd7f8"/>
    </style:style>
    <style:style style:name="T1" style:family="text">
      <style:text-properties officeooo:rsid="00179955"/>
    </style:style>
    <style:style style:name="T2" style:family="text">
      <style:text-properties officeooo:rsid="00189836"/>
    </style:style>
    <style:style style:name="T3" style:family="text">
      <style:text-properties officeooo:rsid="001a788d"/>
    </style:style>
    <style:style style:name="T4" style:family="text">
      <style:text-properties officeooo:rsid="00246ecb"/>
    </style:style>
    <style:style style:name="T5" style:family="text">
      <style:text-properties fo:font-weight="normal" style:font-weight-asian="normal" style:font-weight-complex="normal"/>
    </style:style>
    <style:style style:name="T6" style:family="text">
      <style:text-properties fo:font-weight="normal" officeooo:rsid="002617eb" style:font-weight-asian="normal" style:font-weight-complex="normal"/>
    </style:style>
    <style:style style:name="T7" style:family="text">
      <style:text-properties officeooo:rsid="00275e95"/>
    </style:style>
    <style:style style:name="T8" style:family="text">
      <style:text-properties officeooo:rsid="002a3e8f"/>
    </style:style>
    <style:style style:name="T9" style:family="text">
      <style:text-properties officeooo:rsid="002bac87"/>
    </style:style>
    <style:style style:name="T10" style:family="text">
      <style:text-properties officeooo:rsid="002bf777"/>
    </style:style>
    <style:style style:name="T11" style:family="text">
      <style:text-properties officeooo:rsid="002dd7f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42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ext_20_body"/>
      <text:p text:style-name="Title">Discoverpixy</text:p>
      <text:p text:style-name="P8">Ein Projekt zur Objekterkennung mittels der <text:line-break/>Pixy CMUCam5 und der STM32 Mikrokontroller-Plattform</text:p>
      <text:p text:style-name="Text_20_body"/>
      <text:p text:style-name="Text_20_body"/>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Autoren: <text:tab/><text:tab/>Aaron Schmocker und Timo Lang</text:p>
      <text:p text:style-name="P7">Dozent: <text:s/><text:tab/><text:tab/>G. Krucker</text:p>
      <text:p text:style-name="P7">Modul: <text:tab/><text:tab/>Softwaredesign und Softwareprojekte (BTE5052)</text:p>
      <text:p text:style-name="P7">Abgabedatum: <text:tab/>1.6.2015</text:p>
      <text:p text:style-name="P6"/>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Inhaltsverzeichnis</text:p>
          </text:index-title>
          <text:p text:style-name="P26"><text:a xlink:type="simple" xlink:href="#__RefHeading__859_1327071760" text:style-name="Index_20_Link" text:visited-style-name="Index_20_Link">1 Aufgabenstellung<text:tab/>3</text:a></text:p>
          <text:p text:style-name="P26"><text:a xlink:type="simple" xlink:href="#__RefHeading__861_1327071760" text:style-name="Index_20_Link" text:visited-style-name="Index_20_Link">2 Planung und Ziele<text:tab/>3</text:a></text:p>
          <text:p text:style-name="P26"><text:a xlink:type="simple" xlink:href="#__RefHeading__105_2078433258" text:style-name="Index_20_Link" text:visited-style-name="Index_20_Link">3 Analyse<text:tab/>4</text:a></text:p>
          <text:p text:style-name="P26"><text:a xlink:type="simple" xlink:href="#__RefHeading__107_2078433258" text:style-name="Index_20_Link" text:visited-style-name="Index_20_Link">4 Grobdesign<text:tab/>7</text:a></text:p>
          <text:p text:style-name="P27"><text:a xlink:type="simple" xlink:href="#__RefHeading__455_2078433258" text:style-name="Index_20_Link" text:visited-style-name="Index_20_Link">4.1 Applikation<text:tab/>7</text:a></text:p>
          <text:p text:style-name="P27"><text:a xlink:type="simple" xlink:href="#__RefHeading__222_20784332581" text:style-name="Index_20_Link" text:visited-style-name="Index_20_Link">4.2 System<text:tab/>8</text:a></text:p>
          <text:p text:style-name="P27"><text:a xlink:type="simple" xlink:href="#__RefHeading__224_20784332581" text:style-name="Index_20_Link" text:visited-style-name="Index_20_Link">4.3 Tft<text:tab/>8</text:a></text:p>
          <text:p text:style-name="P27"><text:a xlink:type="simple" xlink:href="#__RefHeading__226_20784332581" text:style-name="Index_20_Link" text:visited-style-name="Index_20_Link">4.4 Touch<text:tab/>9</text:a></text:p>
          <text:p text:style-name="P27"><text:a xlink:type="simple" xlink:href="#__RefHeading__228_20784332581" text:style-name="Index_20_Link" text:visited-style-name="Index_20_Link">4.5 Dateisystem<text:tab/>9</text:a></text:p>
          <text:p text:style-name="P27"><text:a xlink:type="simple" xlink:href="#__RefHeading__230_20784332581" text:style-name="Index_20_Link" text:visited-style-name="Index_20_Link">4.6 Gui<text:tab/>9</text:a></text:p>
          <text:p text:style-name="P27"><text:a xlink:type="simple" xlink:href="#__RefHeading__232_20784332581" text:style-name="Index_20_Link" text:visited-style-name="Index_20_Link">4.7 Pixy<text:tab/>10</text:a></text:p>
          <text:p text:style-name="P26"><text:a xlink:type="simple" xlink:href="#__RefHeading__214_2078433258" text:style-name="Index_20_Link" text:visited-style-name="Index_20_Link">5 Implementierung der Module<text:tab/>12</text:a></text:p>
          <text:p text:style-name="P27"><text:a xlink:type="simple" xlink:href="#__RefHeading__713_119502437" text:style-name="Index_20_Link" text:visited-style-name="Index_20_Link">5.1 Applikation<text:tab/>12</text:a></text:p>
          <text:p text:style-name="P27"><text:a xlink:type="simple" xlink:href="#__RefHeading__222_2078433258" text:style-name="Index_20_Link" text:visited-style-name="Index_20_Link">5.2 System<text:tab/>12</text:a></text:p>
          <text:p text:style-name="P27"><text:a xlink:type="simple" xlink:href="#__RefHeading__224_2078433258" text:style-name="Index_20_Link" text:visited-style-name="Index_20_Link">5.3 Tft<text:tab/>12</text:a></text:p>
          <text:p text:style-name="P27"><text:a xlink:type="simple" xlink:href="#__RefHeading__226_2078433258" text:style-name="Index_20_Link" text:visited-style-name="Index_20_Link">5.4 Touch<text:tab/>12</text:a></text:p>
          <text:p text:style-name="P27"><text:a xlink:type="simple" xlink:href="#__RefHeading__228_2078433258" text:style-name="Index_20_Link" text:visited-style-name="Index_20_Link">5.5 Dateisystem<text:tab/>12</text:a></text:p>
          <text:p text:style-name="P27"><text:a xlink:type="simple" xlink:href="#__RefHeading__230_2078433258" text:style-name="Index_20_Link" text:visited-style-name="Index_20_Link">5.6 Gui<text:tab/>12</text:a></text:p>
          <text:p text:style-name="P27"><text:a xlink:type="simple" xlink:href="#__RefHeading__232_2078433258" text:style-name="Index_20_Link" text:visited-style-name="Index_20_Link">5.7 Pixy<text:tab/>12</text:a></text:p>
          <text:p text:style-name="P26"><text:a xlink:type="simple" xlink:href="#__RefHeading__218_2078433258" text:style-name="Index_20_Link" text:visited-style-name="Index_20_Link">6 Plattform STM32F4Discovery<text:tab/>12</text:a></text:p>
          <text:p text:style-name="P27"><text:a xlink:type="simple" xlink:href="#__RefHeading__495_2078433258" text:style-name="Index_20_Link" text:visited-style-name="Index_20_Link">6.1 System<text:tab/>12</text:a></text:p>
          <text:p text:style-name="P27"><text:a xlink:type="simple" xlink:href="#__RefHeading__497_2078433258" text:style-name="Index_20_Link" text:visited-style-name="Index_20_Link">6.2 Tft<text:tab/>13</text:a></text:p>
          <text:p text:style-name="P27"><text:a xlink:type="simple" xlink:href="#__RefHeading__499_2078433258" text:style-name="Index_20_Link" text:visited-style-name="Index_20_Link">6.3 Touch<text:tab/>13</text:a></text:p>
          <text:p text:style-name="P27"><text:a xlink:type="simple" xlink:href="#__RefHeading__501_2078433258" text:style-name="Index_20_Link" text:visited-style-name="Index_20_Link">6.4 Sd-Karte<text:tab/>13</text:a></text:p>
          <text:p text:style-name="P27"><text:a xlink:type="simple" xlink:href="#__RefHeading__503_2078433258" text:style-name="Index_20_Link" text:visited-style-name="Index_20_Link">6.5 Usb &amp; Pixy<text:tab/>13</text:a></text:p>
          <text:p text:style-name="P26"><text:a xlink:type="simple" xlink:href="#__RefHeading__220_2078433258" text:style-name="Index_20_Link" text:visited-style-name="Index_20_Link">7 Plattform Emulator<text:tab/>13</text:a></text:p>
          <text:p text:style-name="P27"><text:a xlink:type="simple" xlink:href="#__RefHeading__505_2078433258" text:style-name="Index_20_Link" text:visited-style-name="Index_20_Link">7.1 System<text:tab/>13</text:a></text:p>
          <text:p text:style-name="P27"><text:a xlink:type="simple" xlink:href="#__RefHeading__507_2078433258" text:style-name="Index_20_Link" text:visited-style-name="Index_20_Link">7.2 Tft &amp; Touch<text:tab/>13</text:a></text:p>
          <text:p text:style-name="P27"><text:a xlink:type="simple" xlink:href="#__RefHeading__509_2078433258" text:style-name="Index_20_Link" text:visited-style-name="Index_20_Link">7.3 Dateisystem<text:tab/>13</text:a></text:p>
          <text:p text:style-name="P27"><text:a xlink:type="simple" xlink:href="#__RefHeading__511_2078433258" text:style-name="Index_20_Link" text:visited-style-name="Index_20_Link">7.4 Usb &amp; Pixy<text:tab/>13</text:a></text:p>
        </text:index-body>
      </text:table-of-content>
      <text:p text:style-name="Text_20_body"/>
      <text:h text:style-name="P42" text:outline-level="1"><text:bookmark-start text:name="__RefHeading__859_1327071760"/>Aufgabenstellung<text:bookmark-end text:name="__RefHeading__859_1327071760"/></text:h>
      <text:p text:style-name="P6">Im Rahmen des Moduls BTE5052 soll eine Projektarbeit durchgeführt werden. Ziel ist es mithilfe der Videokamera Pixy CMUCam5 Objekte zu erkennen, ihnen zu folgen, die Erkennung geeignet darzustellen und zu konfigurieren. Als Entwicklungsplattform soll die STM32 Mikrokontroller-Serie dienen. Die effektive Objekterkennung erfolgt durch die Pixy-Kamera und die darunterliegende Technologie sowie die Thematik der Bildverarbeitung sei nicht Ziel dieser Arbeit. Mit der Pixy-Kamera ist via USB oder I2C zu kommunizieren. Als Mik<text:span text:style-name="T8">r</text:span>okontroller-Kit stehen das STM32F4Discovery Board und das Carme-Kit (BFH) zur Verfügung. Die <text:span text:style-name="T4">erstellte Software ist in der Programmiersprache C zu schreiben und entsprechend zu kommentieren und dokumentieren.</text:span></text:p>
      <text:p text:style-name="P6">Wir werden für die Realisierung dieser Arbeit das STM32F4Discovery Board verwenden und via USB mit der Pixy-Kamera kommunizieren. Um die Entwicklung zu vereinfachen <text:span text:style-name="T4">wird nebenbei ein Emulator enwickelt, welcher das Ausführen der Applikation auf dem PC erlaubt.</text:span></text:p>
      <text:h text:style-name="P38" text:outline-level="1"><text:bookmark-start text:name="__RefHeading__861_1327071760"/>Planung und Ziele<text:bookmark-end text:name="__RefHeading__861_1327071760"/></text:h>
      <text:p text:style-name="P10">Fokus der Arbeit:</text:p>
      <text:list xml:id="list5538891705192461257" text:style-name="L1">
        <text:list-item>
          <text:p text:style-name="P28">Planung und Durchführung eines Mikrokontroller-Projekts im Zweierteam.</text:p>
        </text:list-item>
        <text:list-item>
          <text:p text:style-name="P29">Design einer erweiterbaren Architektur, so dass das Projekt von Dritten weitergeführt und optimiert werden könnte.</text:p>
        </text:list-item>
        <text:list-item>
          <text:p text:style-name="P28">Implementierung und Dokumentation einer funktionstüchtigen Lösung gemäss Aufgabenstellung.</text:p>
        </text:list-item>
        <text:list-item>
          <text:p text:style-name="P28">Abstraktion der Anwendung, zur Ausführung auf dem PC bzw. dem STM32F4Discovery</text:p>
          <text:p text:style-name="P28"/>
        </text:list-item>
      </text:list>
      <text:p text:style-name="P11">Nicht Fokus der Arbeit:</text:p>
      <text:list xml:id="list1376116753561684219" text:style-name="L2">
        <text:list-item>
          <text:p text:style-name="P31">Korrekte und schöne Implementierung des Usb-Hosts gemäss Spezifikation für die Pixy-Kamera auf dem STM32F4Discovery.</text:p>
        </text:list-item>
        <text:list-item>
          <text:p text:style-name="P30"><text:span text:style-name="T5">Herstellen von </text:span><text:span text:style-name="T6">produktionsreifen</text:span><text:span text:style-name="T5"> Bibliotheken zur Kommunikation mit Display, SD-Karte und Pixy</text:span></text:p>
        </text:list-item>
        <text:list-item>
          <text:p text:style-name="P32">Herstellen eines komplexen Emulators, dessen Funktionalität über die Funktionalität der Anwendung auf dem STM32F4Discovery hinausgeht.</text:p>
        </text:list-item>
        <text:list-item>
          <text:p text:style-name="P31">Perfomance-Optimierungen</text:p>
        </text:list-item>
      </text:list>
      <text:p text:style-name="P9"/>
      <text:p text:style-name="P9"/>
      <text:p text:style-name="P9"><text:soft-page-break/></text:p>
      <text:p text:style-name="P12">Zeit<text:span text:style-name="T7">p</text:span>lanung:</text:p>
      <text:p text:style-name="P9"><draw:frame draw:style-name="fr8" draw:name="Object1" text:anchor-type="paragraph" svg:x="-0.016cm" svg:y="-0.004cm" svg:width="17.993cm" svg:height="6.749cm" draw:z-index="4"><draw:object xlink:href="./Object 1" xlink:type="simple" xlink:show="embed" xlink:actuate="onLoad"/><draw:image xlink:href="./ObjectReplacements/Object 1" xlink:type="simple" xlink:show="embed" xlink:actuate="onLoad"/></draw:frame></text:p>
      <text:p text:style-name="P9"/>
      <text:h text:style-name="Heading_20_1" text:outline-level="1"><text:bookmark-start text:name="__RefHeading__105_2078433258"/>Analyse<text:bookmark-end text:name="__RefHeading__105_2078433258"/></text:h>
      <text:h text:style-name="Heading_20_2" text:outline-level="2">Highlevel </text:h>
      <text:p text:style-name="P37">Unser System besteht aus einem Prozess, dessen Name identisch mit dem Projektnamen ist: “discoverpixy”. Im folgenden nennen wir diesen Prozess aber “Applikation”. Die Applikation kommuniziert mit verschiedenen externen Komponenten. Das Display (Tft) wird als Ausgabegerät und zur Anzeige von Informationen an den Benutzer benötigt. Der Benutzer bedient die Applikation in dem er seine Eingaben an dem Touch-Controller tätigt. Die Applikation kommuniziert je nach gewähltem Modus auch mit der Pixy-Kamera und der SD-Karte, jeweils in beide Richtungen.</text:p>
      <text:p text:style-name="P36"><draw:frame draw:style-name="fr1" draw:name="Frame1" text:anchor-type="paragraph" svg:x="0.079cm" svg:y="0.153cm" svg:width="13.109cm" draw:z-index="0"><draw:text-box fo:min-height="3.332cm"><text:p text:style-name="Illustration"><draw:frame draw:style-name="fr4" draw:name="Image1" text:anchor-type="paragraph" svg:width="12.95cm" svg:height="3.293cm" style:rel-height="scale" draw:z-index="1"><draw:image xlink:href="../contextdiagramm.png" xlink:type="simple" xlink:show="embed" xlink:actuate="onLoad"/></draw:frame>Illustration <text:sequence text:ref-name="refIllustration0" text:name="Illustration" text:formula="ooow:Illustration+1" style:num-format="1">1</text:sequence>: Kontextdiagram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draw:frame draw:style-name="fr2" draw:name="Frame4" text:anchor-type="paragraph" svg:width="17.59cm" draw:z-index="7"><draw:text-box fo:min-height="14.215cm"><text:p text:style-name="Illustration"><draw:frame draw:style-name="fr7" draw:name="Image4" text:anchor-type="paragraph" svg:width="17.59cm" svg:height="14.215cm" style:rel-height="scale" draw:z-index="8"><draw:image xlink:href="Pictures/10000000000004420000037112FF9EC8.png" xlink:type="simple" xlink:show="embed" xlink:actuate="onLoad"/></draw:frame>Illustration <text:sequence text:ref-name="refIllustration3" text:name="Illustration" text:formula="ooow:Illustration+1" style:num-format="1">2</text:sequence>: Anwendungsfalldiagramm</text:p></draw:text-box></draw:frame></text:p>
      <text:p text:style-name="Text_20_body"/>
      <text:p text:style-name="Text_20_body"/>
      <text:h text:style-name="Heading_20_2" text:outline-level="2">Aufbau der Benutzeroberfläche/Bedienung</text:h>
      <text:p text:style-name="P33">Die Anwendung soll aus mehreren “Bildschirmen” (engl. Screens) aufgebaut sein.</text:p>
      <text:p text:style-name="P33">Gestartet wird auf dem Hauptbildschirm, von wo aus man mit Buttons zu den entsprechenden Unterbil<text:span text:style-name="T11">d</text:span>schirmen kommt. Zurück zum Hauptbildschirm kommt man jeweils mit dem “Back” Button.</text:p>
      <text:p text:style-name="Text_20_body"><draw:frame draw:style-name="fr2" draw:name="Frame3" text:anchor-type="paragraph" svg:width="15.309cm" draw:z-index="5"><draw:text-box fo:min-height="13.259cm"><text:p text:style-name="Illustration"><draw:frame draw:style-name="fr5" draw:name="Image3" text:anchor-type="paragraph" svg:width="15.309cm" svg:height="13.259cm" style:rel-height="scale" draw:z-index="6"><draw:image xlink:href="Pictures/1000000000000710000006505468BDF7.jpg" xlink:type="simple" xlink:show="embed" xlink:actuate="onLoad"/></draw:frame>Illustration <text:sequence text:ref-name="refIllustration1" text:name="Illustration" text:formula="ooow:Illustration+1" style:num-format="1">3</text:sequence>: Prototyp<text:span text:style-name="T8">en</text:span> verschiedener “<text:span text:style-name="T8">Screens”</text:span></text:p></draw:text-box></draw:frame><text:soft-page-break/></text:p>
      <text:p text:style-name="P13">Photo-Mode Bildschirm:</text:p>
      <text:p text:style-name="P15">Der Benutzer sieht im Zentrum das aktuelle Bild von der Pixy-Kamera. Der Bildausschnitt kann verschoben werden in dem das Bild “gepackt und gezogen” (engl. Click&amp;Drag) wird. Mithilfe des “Save” Buttons kann ein Snapshot auf die SD-Karte gespeichert werden. Sollten für die “Photo-Mode” Funktionalität eigene Einstellungen von nöten sein, so können diese über den Settings Button erreicht werden.</text:p>
      <text:p text:style-name="P13">Ref. Tracking / Our Tracking Bildschirm:</text:p>
      <text:p text:style-name="P16">Die Pixy Kamera hat bereits ein Programm zum automatischen Tracking von Objekten. Dieses kann über den “Ref. Tracking” (Ref für Reference) im Hauptbildschrim erreicht werden. Wird im Hauptbildschirm “Our Tracking” ausgewählt, soll unsere eigene Implementierung für das Tracking verwendet werden. Die Bildschirme der <text:span text:style-name="T10">b</text:span>eiden Modi <text:span text:style-name="T10">sind identisch:</text:span> </text:p>
      <text:p text:style-name="P16">In der Mitte ist wieder das Bild er Pixy-Kamera sichtbar. Sollte es aus <text:span text:style-name="T10">P</text:span>erformancegründen nicht möglich sein das Video anzuzeigen, ist der Hintergrund eingefärbt. Auf dem Hintergrund <text:span text:style-name="T9">werden</text:span> die <text:soft-page-break/>Rechtecke der erkannten Objekte anzeigt. <text:span text:style-name="T9">Wenn die Checkbox “Tracking” (bzw. “Following”) aktiviert ist, wird automatisch das grösste Objekt verfolgt. Ansonsten bleibt die Kamera fixiert und optional kann der Bildausschnitt wie beim “Photo-Mode” verschoben werden. Jegliche Konfiguration folgt über den “Settings”-Bildschirm.</text:span></text:p>
      <text:p text:style-name="P14">Settings (Tracking):</text:p>
      <text:p text:style-name="P17">Zum Einstellen der Objekt-Erkennung und des Objekt-Trackings soll es auf den “Settings”-Bildschirm verschiedene Optionen geben. Die Optionen haben jeweils eine Beschriftung und entweder eine Checkbox oder einen Slider um den Wert zu verändern. Der Button “Save” speichert die Einstellungen, “Reset” verwirft sie. <text:span text:style-name="T10">Mögliche Einstellungen: Parameter für den Regelkreis (PID-Regler?), Grenzen für die Servos, Empfindlichkeit der Objekt-Erkennung, usw. </text:span></text:p>
      <text:p text:style-name="P15"/>
      <text:h text:style-name="Heading_20_2" text:outline-level="2">Abstraktion</text:h>
      <text:p text:style-name="P35">Die gesamte Software soll modular aufgebaut werden. Die einzelnen Module sollen entweder unabhängig agieren oder ihre Abhängigkeiten zu den anderen Modulen klar spezifizieren. Zudem soll die Anwendung mindestens auf zwei Plattformen laufen: Auf dem PC (“Emulator”) und auf dem Zielsystem (STM32F4Discovery). Läuft die Anwendung im Emulator, so wird die Pixy-Kamera direkt an den PC angeschlossen. Läuft die Anwendung auf dem STM32F4Discovery, so wird die Pixy-Kamera via USB-OTG ans Discovery angeschlossen.</text:p>
      <text:p text:style-name="Text_20_body"/>
      <text:p text:style-name="Text_20_body"/>
      <text:h text:style-name="P39" text:outline-level="1"/>
      <text:h text:style-name="P39" text:outline-level="1"/>
      <text:h text:style-name="P34" text:outline-level="1"/>
      <text:h text:style-name="P34" text:outline-level="1"/>
      <text:h text:style-name="P34" text:outline-level="1"/>
      <text:h text:style-name="P34" text:outline-level="1"/>
      <text:h text:style-name="P34" text:outline-level="1"/>
      <text:h text:style-name="P40" text:outline-level="1"><text:bookmark-start text:name="__RefHeading__107_2078433258"/><text:soft-page-break/><text:span text:style-name="T1">Grobd</text:span>esign<text:bookmark-end text:name="__RefHeading__107_2078433258"/></text:h>
      <text:p text:style-name="P3">Die Software soll in Module unterteilt werden. Das folgende Diagramm zeigt die vorhandenen Module und deren Abhängigkeiten. Findet eine Kommunikation zwischen 2 Modulen statt so wird dies durch einen Pfeil dargestellt. </text:p>
      <text:p text:style-name="P2"><draw:frame draw:style-name="fr3" draw:name="Frame2" text:anchor-type="paragraph" svg:width="13.665cm" draw:z-index="2"><draw:text-box fo:min-height="7.53cm"><text:p text:style-name="Illustration"><draw:frame draw:style-name="fr6" draw:name="Image2" text:anchor-type="paragraph" svg:width="13.427cm" svg:height="7.4cm" style:rel-height="scale" draw:z-index="3"><draw:image xlink:href="../sw_layers.png" xlink:type="simple" xlink:show="embed" xlink:actuate="onLoad"/></draw:frame>Illustration <text:sequence text:ref-name="refIllustration2" text:name="Illustration" text:formula="ooow:Illustration+1" style:num-format="1">4</text:sequence>: Übersicht über die Module und deren Abhängigkeiten</text:p></draw:text-box></draw:frame></text:p>
      <text:p text:style-name="P3">Alle Module sollen aus Plattformunabhängigem Code bestehen. Die Module greifen wenn nötig auf Plattformspezifischen Code zu. Dieser wird aber abstrahiert und muss dann für jedes Zielsystem separat implementiert werden. Details zu der Implementierung folgen in einem späteren Kapitel. Im folgenden soll jedes Modul und seine Schnittstellen kurz beschrieben werden</text:p>
      <text:h text:style-name="P43" text:outline-level="2"><text:bookmark-start text:name="__RefHeading__455_2078433258"/>Applikation<text:bookmark-end text:name="__RefHeading__455_2078433258"/></text:h>
      <table:table table:name="Table2" table:style-name="Table2">
        <table:table-column table:style-name="Table2.A"/>
        <table:table-column table:style-name="Table2.B"/>
        <table:table-row>
          <table:table-cell table:style-name="Table2.A1" office:value-type="string">
            <text:p text:style-name="P18">Ordername: </text:p>
          </table:table-cell>
          <table:table-cell table:style-name="Table2.B1" office:value-type="string">
            <text:p text:style-name="P18">app</text:p>
          </table:table-cell>
        </table:table-row>
        <table:table-row>
          <table:table-cell table:style-name="Table2.A2" office:value-type="string">
            <text:p text:style-name="P18">Beschreibung:</text:p>
          </table:table-cell>
          <table:table-cell table:style-name="Table2.B2" office:value-type="string">
            <text:p text:style-name="P18">Das Applikations Modul beinhaltet den effektiven Code zur Steuerung aller Geräte und Interaktion mit dem Benutzer.</text:p>
          </table:table-cell>
        </table:table-row>
        <table:table-row>
          <table:table-cell table:style-name="Table2.A2" office:value-type="string">
            <text:p text:style-name="P18">Benötigte Module:</text:p>
          </table:table-cell>
          <table:table-cell table:style-name="Table2.B2" office:value-type="string">
            <text:p text:style-name="P18">System, Gui, Tft, Dateisystem, Pixy</text:p>
          </table:table-cell>
        </table:table-row>
        <table:table-row>
          <table:table-cell table:style-name="Table2.A2" office:value-type="string">
            <text:p text:style-name="P18">Benötigt von:</text:p>
          </table:table-cell>
          <table:table-cell table:style-name="Table2.B2" office:value-type="string">
            <text:p text:style-name="P18">Keinem Modul, <text:span text:style-name="T2">aber dem Gesamtsystem.</text:span></text:p>
          </table:table-cell>
        </table:table-row>
        <table:table-row>
          <table:table-cell table:style-name="Table2.A2" office:value-type="string">
            <text:p text:style-name="P18">Benötigte Low-Level Funktionen:</text:p>
          </table:table-cell>
          <table:table-cell table:style-name="Table2.B2" office:value-type="string">
            <text:p text:style-name="P18">Keine</text:p>
          </table:table-cell>
        </table:table-row>
        <table:table-row>
          <table:table-cell table:style-name="Table2.A2" office:value-type="string">
            <text:p text:style-name="P18">Bereitgestellte Funktionen:</text:p>
          </table:table-cell>
          <table:table-cell table:style-name="Table2.B2" office:value-type="string">
            <text:p text:style-name="P18">void app_init();</text:p>
            <text:p text:style-name="P18">void app_process();</text:p>
          </table:table-cell>
        </table:table-row>
      </table:table>
      <text:p text:style-name="P4"/>
      <text:h text:style-name="P43" text:outline-level="2"><text:bookmark-start text:name="__RefHeading__222_20784332581"/><text:soft-page-break/>System<text:bookmark-end text:name="__RefHeading__222_20784332581"/></text:h>
      <table:table table:name="Table3" table:style-name="Table3">
        <table:table-column table:style-name="Table3.A"/>
        <table:table-column table:style-name="Table3.B"/>
        <table:table-row>
          <table:table-cell table:style-name="Table3.A1" office:value-type="string">
            <text:p text:style-name="P18">Ordername: </text:p>
          </table:table-cell>
          <table:table-cell table:style-name="Table3.B1" office:value-type="string">
            <text:p text:style-name="P18">system</text:p>
          </table:table-cell>
        </table:table-row>
        <table:table-row>
          <table:table-cell table:style-name="Table3.A2" office:value-type="string">
            <text:p text:style-name="P18">Beschreibung:</text:p>
          </table:table-cell>
          <table:table-cell table:style-name="Table3.B2" office:value-type="string">
            <text:p text:style-name="P18">Das System Modul kontrolliert die darunterliegende Hardware und bietet Sleep-Funktionen an</text:p>
          </table:table-cell>
        </table:table-row>
        <table:table-row>
          <table:table-cell table:style-name="Table3.A2" office:value-type="string">
            <text:p text:style-name="P18">Benötigte Module:</text:p>
          </table:table-cell>
          <table:table-cell table:style-name="Table3.B2" office:value-type="string">
            <text:p text:style-name="P18">keine</text:p>
          </table:table-cell>
        </table:table-row>
        <table:table-row>
          <table:table-cell table:style-name="Table3.A2" office:value-type="string">
            <text:p text:style-name="P18">Benötigt von:</text:p>
          </table:table-cell>
          <table:table-cell table:style-name="Table3.B2" office:value-type="string">
            <text:p text:style-name="P18">Applikation</text:p>
          </table:table-cell>
        </table:table-row>
        <table:table-row>
          <table:table-cell table:style-name="Table3.A2" office:value-type="string">
            <text:p text:style-name="P18">Benötigte Low-Level Funktionen:</text:p>
          </table:table-cell>
          <table:table-cell table:style-name="Table3.B2" office:value-type="string">
            <text:p text:style-name="P18">bool ll_system_init();</text:p>
            <text:p text:style-name="P18">void ll_system_delay(uint32_t msec);</text:p>
            <text:p text:style-name="P24">void ll_system_process();</text:p>
          </table:table-cell>
        </table:table-row>
        <table:table-row>
          <table:table-cell table:style-name="Table3.A2" office:value-type="string">
            <text:p text:style-name="P18">Bereitgestellte Funktionen:</text:p>
          </table:table-cell>
          <table:table-cell table:style-name="Table3.B2" office:value-type="string">
            <text:p text:style-name="P18">bool system_init();</text:p>
            <text:p text:style-name="P18">void system_delay(uint32_t msec);</text:p>
            <text:p text:style-name="P24">void system_process();</text:p>
          </table:table-cell>
        </table:table-row>
      </table:table>
      <text:h text:style-name="P44" text:outline-level="2" text:is-list-header="true"/>
      <text:h text:style-name="P44" text:outline-level="2"><text:bookmark-start text:name="__RefHeading__224_20784332581"/>Tft<text:bookmark-end text:name="__RefHeading__224_20784332581"/></text:h>
      <table:table table:name="Table1" table:style-name="Table1">
        <table:table-column table:style-name="Table1.A"/>
        <table:table-column table:style-name="Table1.B"/>
        <table:table-row>
          <table:table-cell table:style-name="Table1.A1" office:value-type="string">
            <text:p text:style-name="P18">Ordername: </text:p>
          </table:table-cell>
          <table:table-cell table:style-name="Table1.B1" office:value-type="string">
            <text:p text:style-name="P18">tft</text:p>
          </table:table-cell>
        </table:table-row>
        <table:table-row>
          <table:table-cell table:style-name="Table1.A2" office:value-type="string">
            <text:p text:style-name="P18">Beschreibung:</text:p>
          </table:table-cell>
          <table:table-cell table:style-name="Table1.B2" office:value-type="string">
            <text:p text:style-name="P18">Das Tft Modul ermöglicht das Zeichnen von Formen und Texten auf ein Display.</text:p>
          </table:table-cell>
        </table:table-row>
        <table:table-row>
          <table:table-cell table:style-name="Table1.A2" office:value-type="string">
            <text:p text:style-name="P18">Benötigte Module:</text:p>
          </table:table-cell>
          <table:table-cell table:style-name="Table1.B2" office:value-type="string">
            <text:p text:style-name="P18">keine</text:p>
          </table:table-cell>
        </table:table-row>
        <table:table-row>
          <table:table-cell table:style-name="Table1.A2" office:value-type="string">
            <text:p text:style-name="P18">Benötigt von:</text:p>
          </table:table-cell>
          <table:table-cell table:style-name="Table1.B2" office:value-type="string">
            <text:p text:style-name="P18">Gui, Applikation</text:p>
          </table:table-cell>
        </table:table-row>
        <table:table-row>
          <table:table-cell table:style-name="Table1.A2" office:value-type="string">
            <text:p text:style-name="P18">Benötigte Low-Level Funktionen:</text:p>
          </table:table-cell>
          <table:table-cell table:style-name="Table1.B2" office:value-type="string">
            <text:p text:style-name="P18">bool ll_tft_init();</text:p>
            <text:p text:style-name="P18">void ll_tft_clear(uint16_t color);</text:p>
            <text:p text:style-name="P18">void ll_tft_draw_line(uint16_t x1, uint16_t y1, uint16_t x2, uint16_t y2, uint16_t color);</text:p>
            <text:p text:style-name="P18">void ll_tft_draw_pixel(uint16_t x,uint16_t y,uint16_t color);</text:p>
            <text:p text:style-name="P18">void ll_tft_draw_rectangle(uint16_t x1,uint16_t y1,uint16_t x2,uint16_t y2, uint16_t color);</text:p>
            <text:p text:style-name="P18">void ll_tft_fill_rectangle(uint16_t x1,uint16_t y1,uint16_t x2,uint16_t y2, uint16_t color);</text:p>
            <text:p text:style-name="P18">void ll_tft_draw_bitmap_unscaled(uint16_t x, uint16_t y, uint16_t width, uint16_t height, const uint16_t *dat);</text:p>
          </table:table-cell>
        </table:table-row>
        <table:table-row>
          <table:table-cell table:style-name="Table1.A2" office:value-type="string">
            <text:p text:style-name="P18">Bereitgestellte Funktionen:</text:p>
          </table:table-cell>
          <table:table-cell table:style-name="Table1.B2" office:value-type="string">
            <text:p text:style-name="P18">bool tft_init();</text:p>
            <text:p text:style-name="P18">void tft_clear(uint16_t color);</text:p>
            <text:p text:style-name="P18">void tft_draw_line(uint16_t x1, uint16_t y1, uint16_t x2, uint16_t y2, uint16_t color);</text:p>
            <text:p text:style-name="P18">void tft_draw_pixel(uint16_t x,uint16_t y,uint16_t color);</text:p>
            <text:p text:style-name="P18">void tft_draw_rectangle(uint16_t x1,uint16_t y1,uint16_t x2,uint16_t y2, uint16_t color);</text:p>
            <text:p text:style-name="P18">void tft_fill_rectangle(uint16_t x1,uint16_t y1,uint16_t x2,uint16_t y2, uint16_t color);</text:p>
            <text:p text:style-name="P18">void tft_draw_bitmap_unscaled(uint16_t x, uint16_t y, uint16_t width, uint16_t <text:soft-page-break/>height, const uint16_t* dat);</text:p>
          </table:table-cell>
        </table:table-row>
      </table:table>
      <text:p text:style-name="P2"/>
      <text:h text:style-name="P43" text:outline-level="2"><text:bookmark-start text:name="__RefHeading__226_20784332581"/>Touch<text:bookmark-end text:name="__RefHeading__226_20784332581"/></text:h>
      <table:table table:name="Table4" table:style-name="Table4">
        <table:table-column table:style-name="Table4.A"/>
        <table:table-column table:style-name="Table4.B"/>
        <table:table-row>
          <table:table-cell table:style-name="Table4.A1" office:value-type="string">
            <text:p text:style-name="P18">Ordername: </text:p>
          </table:table-cell>
          <table:table-cell table:style-name="Table4.B1" office:value-type="string">
            <text:p text:style-name="P18">touch</text:p>
          </table:table-cell>
        </table:table-row>
        <table:table-row>
          <table:table-cell table:style-name="Table4.A2" office:value-type="string">
            <text:p text:style-name="P18">Beschreibung:</text:p>
          </table:table-cell>
          <table:table-cell table:style-name="Table4.B2" office:value-type="string">
            <text:p text:style-name="P19">Das Touch <text:span text:style-name="T3">Modul</text:span> empfängt Benutzereingaben und löst Benachrichtigungen im Falle einer Interaktion aus.</text:p>
          </table:table-cell>
        </table:table-row>
        <table:table-row>
          <table:table-cell table:style-name="Table4.A2" office:value-type="string">
            <text:p text:style-name="P18">Benötigte Module:</text:p>
          </table:table-cell>
          <table:table-cell table:style-name="Table4.B2" office:value-type="string">
            <text:p text:style-name="P18">keine</text:p>
          </table:table-cell>
        </table:table-row>
        <table:table-row>
          <table:table-cell table:style-name="Table4.A2" office:value-type="string">
            <text:p text:style-name="P18">Benötigt von:</text:p>
          </table:table-cell>
          <table:table-cell table:style-name="Table4.B2" office:value-type="string">
            <text:p text:style-name="P18">Gui</text:p>
          </table:table-cell>
        </table:table-row>
        <table:table-row>
          <table:table-cell table:style-name="Table4.A2" office:value-type="string">
            <text:p text:style-name="P18">Benötigte Low-Level Funktionen:</text:p>
          </table:table-cell>
          <table:table-cell table:style-name="Table4.B2" office:value-type="string">
            <text:p text:style-name="P19">bool ll_<text:span text:style-name="T3">touch</text:span>_init();</text:p>
          </table:table-cell>
        </table:table-row>
        <table:table-row>
          <table:table-cell table:style-name="Table4.A2" office:value-type="string">
            <text:p text:style-name="P18">Bereitgestellte Funktionen:</text:p>
          </table:table-cell>
          <table:table-cell table:style-name="Table4.B2" office:value-type="string">
            <text:p text:style-name="P21">bool touch_add_raw_event(int x, int y, Event_Flags flags);</text:p>
            <text:p text:style-name="P18">bool <text:span text:style-name="T2">touch_init();</text:span></text:p>
            <text:p text:style-name="P21">bool touch_has_<text:span text:style-name="T3">e</text:span>mpty(unsigned char num);</text:p>
            <text:p text:style-name="P21">bool touch_register_area(TOUCH_AREA_STRUCT* area);</text:p>
            <text:p text:style-name="P21">bool touch_unregister_area(TOUCH_AREA_STRUCT* area);</text:p>
          </table:table-cell>
        </table:table-row>
      </table:table>
      <text:h text:style-name="P44" text:outline-level="2" text:is-list-header="true"/>
      <text:h text:style-name="P44" text:outline-level="2"><text:bookmark-start text:name="__RefHeading__228_20784332581"/>Dateisystem<text:bookmark-end text:name="__RefHeading__228_20784332581"/></text:h>
      <table:table table:name="Table5" table:style-name="Table5">
        <table:table-column table:style-name="Table5.A"/>
        <table:table-column table:style-name="Table5.B"/>
        <table:table-row>
          <table:table-cell table:style-name="Table5.A1" office:value-type="string">
            <text:p text:style-name="P18">Ordername: </text:p>
          </table:table-cell>
          <table:table-cell table:style-name="Table5.B1" office:value-type="string">
            <text:p text:style-name="P21">filesystem</text:p>
          </table:table-cell>
        </table:table-row>
        <table:table-row>
          <table:table-cell table:style-name="Table5.A2" office:value-type="string">
            <text:p text:style-name="P18">Beschreibung:</text:p>
          </table:table-cell>
          <table:table-cell table:style-name="Table5.B2" office:value-type="string">
            <text:p text:style-name="P18">Das <text:span text:style-name="T3">Dateisystem</text:span> Modul <text:span text:style-name="T3">bietet Funktionen zum lesen und schreiben auf einen Datenträger (z.B. SD-Karte)</text:span></text:p>
          </table:table-cell>
        </table:table-row>
        <table:table-row>
          <table:table-cell table:style-name="Table5.A2" office:value-type="string">
            <text:p text:style-name="P18">Benötigte Module:</text:p>
          </table:table-cell>
          <table:table-cell table:style-name="Table5.B2" office:value-type="string">
            <text:p text:style-name="P18">keine</text:p>
          </table:table-cell>
        </table:table-row>
        <table:table-row>
          <table:table-cell table:style-name="Table5.A2" office:value-type="string">
            <text:p text:style-name="P18">Benötigt von:</text:p>
          </table:table-cell>
          <table:table-cell table:style-name="Table5.B2" office:value-type="string">
            <text:p text:style-name="P18">Applikation</text:p>
          </table:table-cell>
        </table:table-row>
        <table:table-row>
          <table:table-cell table:style-name="Table5.A2" office:value-type="string">
            <text:p text:style-name="P18">Benötigte Low-Level Funktionen:</text:p>
          </table:table-cell>
          <table:table-cell table:style-name="Table5.B2" office:value-type="string">
            <text:p text:style-name="P20">bool ll_<text:span text:style-name="T3">filesystem</text:span>_init();</text:p>
            <text:p text:style-name="P20">…. <text:span text:style-name="T3">noch unklar</text:span></text:p>
          </table:table-cell>
        </table:table-row>
        <table:table-row>
          <table:table-cell table:style-name="Table5.A2" office:value-type="string">
            <text:p text:style-name="P18">Bereitgestellte Funktionen:</text:p>
          </table:table-cell>
          <table:table-cell table:style-name="Table5.B2" office:value-type="string">
            <text:p text:style-name="P18">bool <text:span text:style-name="T3">filesystem</text:span>_init();</text:p>
            <text:p text:style-name="P18">… <text:span text:style-name="T3">noch unklar</text:span></text:p>
          </table:table-cell>
        </table:table-row>
      </table:table>
      <text:h text:style-name="P44" text:outline-level="2" text:is-list-header="true"/>
      <text:h text:style-name="P44" text:outline-level="2"><text:bookmark-start text:name="__RefHeading__230_20784332581"/>Gui<text:bookmark-end text:name="__RefHeading__230_20784332581"/></text:h>
      <table:table table:name="Table6" table:style-name="Table6">
        <table:table-column table:style-name="Table6.A"/>
        <table:table-column table:style-name="Table6.B"/>
        <table:table-row>
          <table:table-cell table:style-name="Table6.A1" office:value-type="string">
            <text:p text:style-name="P18">Ordername: </text:p>
          </table:table-cell>
          <table:table-cell table:style-name="Table6.B1" office:value-type="string">
            <text:p text:style-name="P21">gui</text:p>
          </table:table-cell>
        </table:table-row>
        <table:table-row>
          <table:table-cell table:style-name="Table6.A2" office:value-type="string">
            <text:p text:style-name="P18">Beschreibung:</text:p>
          </table:table-cell>
          <table:table-cell table:style-name="Table6.B2" office:value-type="string">
            <text:p text:style-name="P18">Das <text:span text:style-name="T3">GUI</text:span> Modul <text:span text:style-name="T3">bietet Funktionen zum erstellen von und interagieren mit, Gui-Elementen (z.B. Buttons).</text:span></text:p>
          </table:table-cell>
        </table:table-row>
        <table:table-row>
          <table:table-cell table:style-name="Table6.A2" office:value-type="string">
            <text:p text:style-name="P18">Benötigte Module:</text:p>
          </table:table-cell>
          <table:table-cell table:style-name="Table6.B2" office:value-type="string">
            <text:p text:style-name="P22">Tft, Touch</text:p>
          </table:table-cell>
        </table:table-row>
        <table:table-row>
          <table:table-cell table:style-name="Table6.A2" office:value-type="string">
            <text:p text:style-name="P18">Benötigt von:</text:p>
          </table:table-cell>
          <table:table-cell table:style-name="Table6.B2" office:value-type="string">
            <text:p text:style-name="P18">Applikation</text:p>
          </table:table-cell>
        </table:table-row>
        <text:soft-page-break/>
        <table:table-row>
          <table:table-cell table:style-name="Table6.A2" office:value-type="string">
            <text:p text:style-name="P18">Benötigte Low-Level Funktionen:</text:p>
          </table:table-cell>
          <table:table-cell table:style-name="Table6.B2" office:value-type="string">
            <text:p text:style-name="P22">keine</text:p>
          </table:table-cell>
        </table:table-row>
        <table:table-row>
          <table:table-cell table:style-name="Table6.A2" office:value-type="string">
            <text:p text:style-name="P18">Bereitgestellte Funktionen:</text:p>
          </table:table-cell>
          <table:table-cell table:style-name="Table6.B2" office:value-type="string">
            <text:p text:style-name="P18">bool <text:span text:style-name="T3">gui</text:span>_init();</text:p>
            <text:p text:style-name="P22">bool guiAddButton(BUTTON_STRUCT* button);</text:p>
            <text:p text:style-name="P22">void guiRemoveButton(BUTTON_STRUCT* button);</text:p>
            <text:p text:style-name="P22">void guiRedrawButton(BUTTON_STRUCT* button);</text:p>
            <text:p text:style-name="P22">bool guiAddBitmapButton(BITMAPBUTTON_STRUCT* button);</text:p>
            <text:p text:style-name="P22">void guiRemoveBitmapButton(BITMAPBUTTON_STRUCT* button);</text:p>
            <text:p text:style-name="P22">void void guiRedrawBitmapButton(BITMAPBUTTON_STRUCT* button);</text:p>
            <text:p text:style-name="P22">.. und noch mehr</text:p>
          </table:table-cell>
        </table:table-row>
      </table:table>
      <text:h text:style-name="P44" text:outline-level="2" text:is-list-header="true"/>
      <text:h text:style-name="P44" text:outline-level="2"><text:bookmark-start text:name="__RefHeading__232_20784332581"/>Pixy<text:bookmark-end text:name="__RefHeading__232_20784332581"/></text:h>
      <table:table table:name="Table7" table:style-name="Table7">
        <table:table-column table:style-name="Table7.A"/>
        <table:table-column table:style-name="Table7.B"/>
        <table:table-row>
          <table:table-cell table:style-name="Table7.A1" office:value-type="string">
            <text:p text:style-name="P18">Ordername: </text:p>
          </table:table-cell>
          <table:table-cell table:style-name="Table7.B1" office:value-type="string">
            <text:p text:style-name="P21">pixy</text:p>
          </table:table-cell>
        </table:table-row>
        <table:table-row>
          <table:table-cell table:style-name="Table7.A2" office:value-type="string">
            <text:p text:style-name="P18">Beschreibung:</text:p>
          </table:table-cell>
          <table:table-cell table:style-name="Table7.B2" office:value-type="string">
            <text:p text:style-name="P18">Das <text:span text:style-name="T3">Pixy</text:span> Modul <text:span text:style-name="T3">bietet Funktionen zur Interaktion mit der Pixy Cam.</text:span></text:p>
          </table:table-cell>
        </table:table-row>
        <table:table-row>
          <table:table-cell table:style-name="Table7.A2" office:value-type="string">
            <text:p text:style-name="P18">Benötigte Module:</text:p>
          </table:table-cell>
          <table:table-cell table:style-name="Table7.B2" office:value-type="string">
            <text:p text:style-name="P18">keine</text:p>
          </table:table-cell>
        </table:table-row>
        <table:table-row>
          <table:table-cell table:style-name="Table7.A2" office:value-type="string">
            <text:p text:style-name="P18">Benötigt von:</text:p>
          </table:table-cell>
          <table:table-cell table:style-name="Table7.B2" office:value-type="string">
            <text:p text:style-name="P18">Applikation</text:p>
          </table:table-cell>
        </table:table-row>
        <table:table-row>
          <table:table-cell table:style-name="Table7.A2" office:value-type="string">
            <text:p text:style-name="P18">Benötigte Low-Level Funktionen:</text:p>
          </table:table-cell>
          <table:table-cell table:style-name="Table7.B2" office:value-type="string">
            <text:p text:style-name="P23">Keine ll_* funktionen. Alle bereitgestellten Funktionen werden direkt von der Plattform-Implementierung bereitgestellt.</text:p>
          </table:table-cell>
        </table:table-row>
        <table:table-row>
          <table:table-cell table:style-name="Table7.A2" office:value-type="string">
            <text:p text:style-name="P18">Bereitgestellte Funktionen:</text:p>
          </table:table-cell>
          <table:table-cell table:style-name="Table7.B2" office:value-type="string">
            <text:p text:style-name="P22">int pixy_init();</text:p>
            <text:p text:style-name="P22">int pixy_blocks_are_new();</text:p>
            <text:p text:style-name="P47">int pixy_get_blocks(uint16_t max_blocks, struct Block * blocks);</text:p>
            <text:p text:style-name="P47">int pixy_service();</text:p>
            <text:p text:style-name="P22">int pixy_command(const char *name, ...);</text:p>
            <text:p text:style-name="P22">void pixy_close();</text:p>
            <text:p text:style-name="P22">int pixy_led_set_RGB(uint8_t red, uint8_t green, uint8_t blue);</text:p>
            <text:p text:style-name="P22">int pixy_led_set_max_current(uint32_t current);</text:p>
            <text:p text:style-name="P22">int pixy_led_get_max_current();</text:p>
            <text:p text:style-name="P22">int pixy_cam_set_auto_white_balance(uint8_t value);</text:p>
            <text:p text:style-name="P22">int pixy_cam_get_auto_white_balance();</text:p>
            <text:p text:style-name="P22">uint32_t pixy_cam_get_white_balance_value();</text:p>
            <text:p text:style-name="P22">int pixy_cam_set_white_balance_value(uint8_t red, uint8_t green, uint8_t blue);</text:p>
            <text:p text:style-name="P22">int pixy_cam_set_auto_exposure_compensation(uint8_t enable);</text:p>
            <text:p text:style-name="P22">int pixy_cam_get_auto_exposure_compensation();</text:p>
            <text:p text:style-name="P22">int pixy_cam_set_exposure_compensation(uint8_t gain, uint16_t compensation);</text:p>
            <text:p text:style-name="P23">int pixy_cam_get_exposure_compensation(uint8_t * gain, uint16_t * compensation);</text:p>
            <text:p text:style-name="P23">int pixy_cam_set_brightness(uint8_t brightness);</text:p>
            <text:p text:style-name="P23">int pixy_cam_get_brightness();</text:p>
            <text:p text:style-name="P23">int pixy_rcs_get_position(uint8_t channel);</text:p>
            <text:p text:style-name="P23">int pixy_rcs_set_position(uint8_t channel, uint16_t position);</text:p>
            <text:p text:style-name="P23"><text:soft-page-break/>int pixy_rcs_set_frequency(uint16_t frequency);</text:p>
            <text:p text:style-name="P23">int pixy_get_firmware_version(uint16_t * major, uint16_t * minor, uint16_t * build);</text:p>
          </table:table-cell>
        </table:table-row>
      </table:table>
      <text:p text:style-name="Text_20_body"/>
      <text:h text:style-name="P41" text:outline-level="1"><text:bookmark-start text:name="__RefHeading__214_2078433258"/>Implementierung der Module<text:bookmark-end text:name="__RefHeading__214_2078433258"/></text:h>
      <text:p text:style-name="P5"/>
      <text:p text:style-name="P5">Es müssen vorallem die Teile beschrieben werden die nicht direkt an LowLevel weitergeleitet werden</text:p>
      <text:h text:style-name="P45" text:outline-level="2"><text:bookmark-start text:name="__RefHeading__713_119502437"/>Applikation<text:bookmark-end text:name="__RefHeading__713_119502437"/></text:h>
      <text:p text:style-name="P5">Aufbau der App erklären, die einzelnen Screens &amp; Funktionalitäten erklären</text:p>
      <text:p text:style-name="P5">Unser Pixy PID regler erklären</text:p>
      <text:p text:style-name="P5">State machine?</text:p>
      <text:h text:style-name="Heading_20_2" text:outline-level="2"><text:bookmark-start text:name="__RefHeading__222_2078433258"/>System<text:bookmark-end text:name="__RefHeading__222_2078433258"/></text:h>
      <text:p text:style-name="P5">Trivial, wird alles weitergeleitet</text:p>
      <text:h text:style-name="Heading_20_2" text:outline-level="2"><text:bookmark-start text:name="__RefHeading__224_2078433258"/>Tft<text:bookmark-end text:name="__RefHeading__224_2078433258"/></text:h>
      <text:p text:style-name="P5">Vermutlich Trivial, wird bisher alles weitergeleitet</text:p>
      <text:h text:style-name="Heading_20_2" text:outline-level="2"><text:bookmark-start text:name="__RefHeading__226_2078433258"/>Touch<text:bookmark-end text:name="__RefHeading__226_2078433258"/></text:h>
      <text:p text:style-name="P5">Callbacks erklären. Vererbung in C erklären. Touch library vorstellen. Quellen angeben</text:p>
      <text:h text:style-name="Heading_20_2" text:outline-level="2"><text:bookmark-start text:name="__RefHeading__228_2078433258"/>Dateisystem<text:bookmark-end text:name="__RefHeading__228_2078433258"/></text:h>
      <text:p text:style-name="P5">Vermutlich Trivial, wird alles weitergeleitet</text:p>
      <text:h text:style-name="Heading_20_2" text:outline-level="2"><text:bookmark-start text:name="__RefHeading__230_2078433258"/>Gui<text:bookmark-end text:name="__RefHeading__230_2078433258"/></text:h>
      <text:p text:style-name="P5">Gui library vorstellen. Quellen angeben (timo bms)</text:p>
      <text:h text:style-name="Heading_20_2" text:outline-level="2"><text:bookmark-start text:name="__RefHeading__232_2078433258"/>Pixy<text:bookmark-end text:name="__RefHeading__232_2078433258"/></text:h>
      <text:p text:style-name="P5">Mehr oder weniger trival. Implementierung ist komplett plattformabh.</text:p>
      <text:p text:style-name="P5">Erklären was an der Pixy original software für BEIDE implementierungen verändert wurde (multithreading entfernt, etc)</text:p>
      <text:h text:style-name="Heading_20_1" text:outline-level="1"><text:bookmark-start text:name="__RefHeading__218_2078433258"/>Plattform STM32F4Discovery<text:bookmark-end text:name="__RefHeading__218_2078433258"/></text:h>
      <text:h text:style-name="Heading_20_2" text:outline-level="2"><text:bookmark-start text:name="__RefHeading__495_2078433258"/>System<text:bookmark-end text:name="__RefHeading__495_2078433258"/></text:h>
      <text:p text:style-name="P5">Stm beschreiben. Initialisierungs prozedere (sysclock, systick)</text:p>
      <text:h text:style-name="Heading_20_2" text:outline-level="2"><text:bookmark-start text:name="__RefHeading__497_2078433258"/><text:soft-page-break/>Tft<text:bookmark-end text:name="__RefHeading__497_2078433258"/></text:h>
      <text:p text:style-name="P5">Lcd ansteuerung beschreiben. Auf controller verweisen. Quellen angeben (timo bms, fsmc aus dem netz)</text:p>
      <text:h text:style-name="Heading_20_2" text:outline-level="2"><text:bookmark-start text:name="__RefHeading__499_2078433258"/>Touch<text:bookmark-end text:name="__RefHeading__499_2078433258"/></text:h>
      <text:p text:style-name="P5">SPI erklären, Controller ansteuerung beschreiben. Quellen angeben (timo bms)</text:p>
      <text:h text:style-name="Heading_20_2" text:outline-level="2"><text:bookmark-start text:name="__RefHeading__501_2078433258"/>Sd-Karte<text:bookmark-end text:name="__RefHeading__501_2078433258"/></text:h>
      <text:p text:style-name="P5">SPI erklären, Controller ansteuerung beschreiben. Quellen angeben (fatfs)</text:p>
      <text:h text:style-name="Heading_20_2" text:outline-level="2"><text:bookmark-start text:name="__RefHeading__503_2078433258"/>Usb &amp; Pixy<text:bookmark-end text:name="__RefHeading__503_2078433258"/></text:h>
      <text:p text:style-name="P5">STM USB erklären, Pixy “Link”-Implementierung beschreiben. Quellen angeben (Stm usb lib, Pixy)</text:p>
      <text:h text:style-name="Heading_20_1" text:outline-level="1"><text:bookmark-start text:name="__RefHeading__220_2078433258"/>Plattform Emulator<text:bookmark-end text:name="__RefHeading__220_2078433258"/></text:h>
      <text:h text:style-name="Heading_20_2" text:outline-level="2"><text:bookmark-start text:name="__RefHeading__505_2078433258"/>System<text:bookmark-end text:name="__RefHeading__505_2078433258"/></text:h>
      <text:p text:style-name="P5">Emulator &amp; qt beschreiben</text:p>
      <text:h text:style-name="Heading_20_2" text:outline-level="2"><text:bookmark-start text:name="__RefHeading__507_2078433258"/>Tft &amp; Touch<text:bookmark-end text:name="__RefHeading__507_2078433258"/></text:h>
      <text:p text:style-name="P5">Mainwindow und rendering beschreiben</text:p>
      <text:h text:style-name="Heading_20_2" text:outline-level="2"><text:bookmark-start text:name="__RefHeading__509_2078433258"/>Dateisystem<text:bookmark-end text:name="__RefHeading__509_2078433258"/></text:h>
      <text:h text:style-name="Heading_20_2" text:outline-level="2"><text:bookmark-start text:name="__RefHeading__511_2078433258"/>Usb &amp; Pixy<text:bookmark-end text:name="__RefHeading__511_2078433258"/></text:h>
      <text:p text:style-name="P5">Auf libusb verweisen und Pixy “Link”-Implementierung beschreibe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9T19:48:18.953927233</meta:creation-date>
    <dc:date>2015-04-26T23:33:57.378886082</dc:date>
    <meta:editing-duration>PT1H32M52S</meta:editing-duration>
    <meta:editing-cycles>16</meta:editing-cycles>
    <meta:generator>LibreOffice/4.3.6.2$Linux_X86_64 LibreOffice_project/430m0$Build-2</meta:generator>
    <meta:document-statistic meta:table-count="7" meta:image-count="4" meta:object-count="1" meta:page-count="14" meta:paragraph-count="256" meta:word-count="1593" meta:character-count="12682" meta:non-whitespace-character-count="1136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1102in"/>
    </style:style>
    <style:style style:name="co3" style:family="table-column">
      <style:table-column-properties fo:break-before="auto" style:column-width="5.1075in"/>
    </style:style>
    <style:style style:name="co4" style:family="table-column">
      <style:table-column-properties fo:break-before="auto" style:column-width="0.657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1.5pt solid #000000"/>
      <style:text-properties fo:font-size="9pt" fo:font-weight="bold" style:font-size-asian="9pt" style:font-weight-asian="bold" style:font-size-complex="9pt" style:font-weight-complex="bold"/>
    </style:style>
    <style:style style:name="ce2" style:family="table-cell" style:parent-style-name="Default">
      <style:table-cell-properties fo:border-bottom="0.26pt solid #000000" fo:border-left="1.5pt solid #000000" fo:border-right="1.5pt solid #000000" fo:border-top="1.5pt solid #000000"/>
      <style:text-properties fo:font-size="9pt" style:font-size-asian="9pt" style:font-size-complex="9pt"/>
    </style:style>
    <style:style style:name="ce3" style:family="table-cell" style:parent-style-name="Default">
      <style:table-cell-properties fo:border-bottom="0.26pt solid #000000" fo:border-left="1.5pt solid #000000" fo:border-right="1.5pt solid #000000" fo:border-top="0.26pt solid #000000"/>
      <style:text-properties fo:font-size="9pt" style:font-size-asian="9pt" style:font-size-complex="9pt"/>
    </style:style>
    <style:style style:name="ce4" style:family="table-cell" style:parent-style-name="Default">
      <style:table-cell-properties fo:border-bottom="1.5pt solid #000000" fo:border-left="1.5pt solid #000000" fo:border-right="1.5pt solid #000000" fo:border-top="0.26pt solid #000000"/>
      <style:text-properties fo:font-size="9pt" style:font-size-asian="9pt" style:font-size-complex="9pt"/>
    </style:style>
    <style:style style:name="T1" style:family="text">
      <style:text-properties style:text-position="super"/>
    </style:style>
  </office:automatic-styles>
  <office:body>
    <office:spreadsheet>
      <table:table table:name="Sheet1" table:style-name="ta1">
        <table:table-column table:style-name="co1" table:default-cell-style-name="Default"/>
        <table:table-column table:style-name="co2" table:default-cell-style-name="ce3"/>
        <table:table-column table:style-name="co3" table:default-cell-style-name="ce3"/>
        <table:table-column table:style-name="co4" table:default-cell-style-name="ce3"/>
        <table:table-row table:style-name="ro1" table:number-rows-repeated="3">
          <table:table-cell/>
          <table:table-cell table:style-name="Default" table:number-columns-repeated="3"/>
        </table:table-row>
        <table:table-row table:style-name="ro1">
          <table:table-cell/>
          <table:table-cell table:style-name="ce1" office:value-type="string" calcext:value-type="string">
            <text:p>Name</text:p>
          </table:table-cell>
          <table:table-cell table:style-name="ce1" office:value-type="string" calcext:value-type="string">
            <text:p>Bemerkungen</text:p>
          </table:table-cell>
          <table:table-cell table:style-name="ce1" office:value-type="string" calcext:value-type="string">
            <text:p>Datum</text:p>
          </table:table-cell>
        </table:table-row>
        <table:table-row table:style-name="ro1">
          <table:table-cell/>
          <table:table-cell table:style-name="ce2" office:value-type="string" calcext:value-type="string">
            <text:p>FSMC Display Funktionen</text:p>
          </table:table-cell>
          <table:table-cell table:style-name="ce2" office:value-type="string" calcext:value-type="string">
            <text:p>Mindestens diese die auch im Emulator vorhanden sind, Ziel: Pixy video auf dem Display</text:p>
          </table:table-cell>
          <table:table-cell table:style-name="ce2" office:value-type="string" calcext:value-type="string">
            <text:p>20.4.2015</text:p>
          </table:table-cell>
        </table:table-row>
        <table:table-row table:style-name="ro1">
          <table:table-cell/>
          <table:table-cell office:value-type="string" calcext:value-type="string">
            <text:p>Touch Controller, Basic</text:p>
          </table:table-cell>
          <table:table-cell office:value-type="string" calcext:value-type="string">
            <text:p>Ziel: zeichnen von Pixel auf dem Display via Touch</text:p>
          </table:table-cell>
          <table:table-cell office:value-type="string" calcext:value-type="string">
            <text:p>27.4.2015</text:p>
          </table:table-cell>
        </table:table-row>
        <table:table-row table:style-name="ro1">
          <table:table-cell/>
          <table:table-cell office:value-type="string" calcext:value-type="string">
            <text:p>Sd Charte, Basic</text:p>
          </table:table-cell>
          <table:table-cell office:value-type="string" calcext:value-type="string">
            <text:p>Ziel: anzeigen eines Bitmaps auf dem Display</text:p>
          </table:table-cell>
          <table:table-cell office:value-type="string" calcext:value-type="string">
            <text:p>27.4.2015</text:p>
          </table:table-cell>
        </table:table-row>
        <table:table-row table:style-name="ro1">
          <table:table-cell/>
          <table:table-cell office:value-type="string" calcext:value-type="string">
            <text:p>2<text:span text:style-name="T1">nd</text:span> Display support</text:p>
          </table:table-cell>
          <table:table-cell office:value-type="string" calcext:value-type="string">
            <text:p>Nur wenn auch via FSMC möglich.</text:p>
          </table:table-cell>
          <table:table-cell office:value-type="string" calcext:value-type="string">
            <text:p>27.4.2015</text:p>
          </table:table-cell>
        </table:table-row>
        <table:table-row table:style-name="ro1">
          <table:table-cell/>
          <table:table-cell office:value-type="string" calcext:value-type="string">
            <text:p>Speisung</text:p>
          </table:table-cell>
          <table:table-cell/>
          <table:table-cell office:value-type="string" calcext:value-type="string">
            <text:p>27.4.2015</text:p>
          </table:table-cell>
        </table:table-row>
        <table:table-row table:style-name="ro1">
          <table:table-cell/>
          <table:table-cell office:value-type="string" calcext:value-type="string">
            <text:p>Schaltplan</text:p>
          </table:table-cell>
          <table:table-cell/>
          <table:table-cell office:value-type="string" calcext:value-type="string">
            <text:p>27.4.2015</text:p>
          </table:table-cell>
        </table:table-row>
        <table:table-row table:style-name="ro1">
          <table:table-cell/>
          <table:table-cell office:value-type="string" calcext:value-type="string">
            <text:p>Hardware ok</text:p>
          </table:table-cell>
          <table:table-cell/>
          <table:table-cell office:value-type="string" calcext:value-type="string">
            <text:p>4.5.2015</text:p>
          </table:table-cell>
        </table:table-row>
        <table:table-row table:style-name="ro1">
          <table:table-cell/>
          <table:table-cell office:value-type="string" calcext:value-type="string">
            <text:p>Display fertig abstrahiert</text:p>
          </table:table-cell>
          <table:table-cell/>
          <table:table-cell office:value-type="string" calcext:value-type="string">
            <text:p>4.5.2015</text:p>
          </table:table-cell>
        </table:table-row>
        <table:table-row table:style-name="ro1">
          <table:table-cell/>
          <table:table-cell office:value-type="string" calcext:value-type="string">
            <text:p>Touch fertig abstrahiert</text:p>
          </table:table-cell>
          <table:table-cell/>
          <table:table-cell office:value-type="string" calcext:value-type="string">
            <text:p>4.5.2015</text:p>
          </table:table-cell>
        </table:table-row>
        <table:table-row table:style-name="ro1">
          <table:table-cell/>
          <table:table-cell office:value-type="string" calcext:value-type="string">
            <text:p>Sd Karte fertig abstrahiert</text:p>
          </table:table-cell>
          <table:table-cell/>
          <table:table-cell office:value-type="string" calcext:value-type="string">
            <text:p>4.5.2015</text:p>
          </table:table-cell>
        </table:table-row>
        <table:table-row table:style-name="ro1">
          <table:table-cell/>
          <table:table-cell office:value-type="string" calcext:value-type="string">
            <text:p>Gui Library fertig</text:p>
          </table:table-cell>
          <table:table-cell office:value-type="string" calcext:value-type="string">
            <text:p>d.h. Buttons, Chechbox, Slider und ev NumUpDown, Radio, Dropdown</text:p>
          </table:table-cell>
          <table:table-cell office:value-type="string" calcext:value-type="string">
            <text:p>11.5.2015</text:p>
          </table:table-cell>
        </table:table-row>
        <table:table-row table:style-name="ro1">
          <table:table-cell/>
          <table:table-cell office:value-type="string" calcext:value-type="string">
            <text:p>Alle LowLevel funktionalitäten fertig</text:p>
          </table:table-cell>
          <table:table-cell office:value-type="string" calcext:value-type="string">
            <text:p>Ziel: ab hier wird nur noch der “common”-Order verwendet</text:p>
          </table:table-cell>
          <table:table-cell office:value-type="string" calcext:value-type="string">
            <text:p>11.5.2015</text:p>
          </table:table-cell>
        </table:table-row>
        <table:table-row table:style-name="ro1">
          <table:table-cell/>
          <table:table-cell office:value-type="string" calcext:value-type="string">
            <text:p>Objekte von Pixy empfangen</text:p>
          </table:table-cell>
          <table:table-cell office:value-type="string" calcext:value-type="string">
            <text:p>Ziel: die von Pixy erfassten Objekte werden auf dem Display dargestellt</text:p>
          </table:table-cell>
          <table:table-cell office:value-type="string" calcext:value-type="string">
            <text:p>18.5.2015</text:p>
          </table:table-cell>
        </table:table-row>
        <table:table-row table:style-name="ro1">
          <table:table-cell/>
          <table:table-cell office:value-type="string" calcext:value-type="string">
            <text:p>Objektracking</text:p>
          </table:table-cell>
          <table:table-cell office:value-type="string" calcext:value-type="string">
            <text:p>Ziel: Objekttracking funktioniert und ist konfigurierbar</text:p>
          </table:table-cell>
          <table:table-cell office:value-type="string" calcext:value-type="string">
            <text:p>25.5.2015</text:p>
          </table:table-cell>
        </table:table-row>
        <table:table-row table:style-name="ro1">
          <table:table-cell/>
          <table:table-cell table:style-name="ce4" office:value-type="string" calcext:value-type="string">
            <text:p>Abgabe</text:p>
          </table:table-cell>
          <table:table-cell table:style-name="ce4"/>
          <table:table-cell table:style-name="ce4" office:value-type="string" calcext:value-type="string">
            <text:p>1.6.201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6">00/00/0000</text:date>, <text:time style:data-style-name="N2" text:time-value="17:55:05.132481533">00:00:00</text:time></text:p>
        </style:region-right>
      </style:header>
      <style:header-left style:display="false"/>
      <style:footer>
        <text:p>Page <text:page-number>1</text:page-number> / <text:page-count>99</text:page-count></text:p>
      </style:footer>
      <style:footer-left style:display="false"/>
    </style:master-page>
  </office:master-styles>
</office:document-styles>
</file>